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2" svg:font-family="'Times New Roman'"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LiberationSerif" svg:font-family="LiberationSerif"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style:font-face style:name="WenQuanYi Zen Hei" svg:font-family="'WenQuanYi Zen Hei'" style:font-family-generic="system" style:font-pitch="variable"/>
  </office:font-face-decls>
  <office:automatic-styles>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2" style:family="table">
      <style:table-properties style:width="17.029cm" fo:margin-left="-0.016cm" table:align="left"/>
    </style:style>
    <style:style style:name="Tableau2.A" style:family="table-column">
      <style:table-column-properties style:column-width="3.228cm"/>
    </style:style>
    <style:style style:name="Tableau2.B" style:family="table-column">
      <style:table-column-properties style:column-width="4.022cm"/>
    </style:style>
    <style:style style:name="Tableau2.C" style:family="table-column">
      <style:table-column-properties style:column-width="9.779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3.201cm"/>
    </style:style>
    <style:style style:name="Tableau3.B" style:family="table-column">
      <style:table-column-properties style:column-width="4.022cm"/>
    </style:style>
    <style:style style:name="Tableau3.C" style:family="table-column">
      <style:table-column-properties style:column-width="9.79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3.201cm"/>
    </style:style>
    <style:style style:name="Tableau4.B" style:family="table-column">
      <style:table-column-properties style:column-width="4.022cm"/>
    </style:style>
    <style:style style:name="Tableau4.C" style:family="table-column">
      <style:table-column-properties style:column-width="9.79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3.201cm"/>
    </style:style>
    <style:style style:name="Tableau1.B" style:family="table-column">
      <style:table-column-properties style:column-width="4.022cm"/>
    </style:style>
    <style:style style:name="Tableau1.C" style:family="table-column">
      <style:table-column-properties style:column-width="9.79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3" style:family="table">
      <style:table-properties style:width="17.013cm" fo:margin-left="0cm" table:align="left"/>
    </style:style>
    <style:style style:name="Tableau13.A" style:family="table-column">
      <style:table-column-properties style:column-width="5.662cm"/>
    </style:style>
    <style:style style:name="Tableau13.B" style:family="table-column">
      <style:table-column-properties style:column-width="2.699cm"/>
    </style:style>
    <style:style style:name="Tableau13.C" style:family="table-column">
      <style:table-column-properties style:column-width="8.652cm"/>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0.049cm" fo:border-left="none" fo:border-right="none" fo:border-top="none" fo:border-bottom="0.06pt solid #000000" style:shadow="none"/>
    </style:style>
    <style:style style:name="P2" style:family="paragraph" style:parent-style-name="Footer">
      <style:paragraph-properties fo:padding="0.049cm" fo:border-left="none" fo:border-right="none" fo:border-top="0.06pt solid #000000" fo:border-bottom="none" style:shadow="non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align="start" style:justify-single-word="false" fo:text-indent="0cm" style:auto-text-indent="false"/>
      <style:text-properties style:font-name="Times New Roman" fo:font-weight="normal" style:font-name-asian="Times New Roman" style:language-asian="en" style:country-asian="GB" style:font-weight-asian="normal" style:font-size-complex="12pt" style:font-weight-complex="normal"/>
    </style:style>
    <style:style style:name="P5" style:family="paragraph" style:parent-style-name="Standard">
      <style:paragraph-properties fo:margin-top="0.494cm" fo:margin-bottom="0.494cm" fo:text-align="center" style:justify-single-word="false"/>
      <style:text-properties style:font-name="Times New Roman" fo:font-weight="bold" style:font-name-asian="Times New Roman" style:language-asian="en" style:country-asian="GB" style:font-weight-asian="bold" style:font-size-complex="12pt" style:font-weight-complex="bold"/>
    </style:style>
    <style:style style:name="P6" style:family="paragraph" style:parent-style-name="Standard">
      <style:paragraph-properties fo:margin-top="0.494cm" fo:margin-bottom="0.494cm" fo:text-align="center" style:justify-single-word="false"/>
      <style:text-properties style:font-name="Times New Roman" fo:font-size="14pt" fo:font-style="italic" fo:font-weight="normal" style:font-name-asian="Times New Roman" style:font-size-asian="14pt" style:language-asian="en" style:country-asian="GB" style:font-style-asian="italic" style:font-weight-asian="normal" style:font-size-complex="14pt" style:font-style-complex="italic" style:font-weight-complex="normal"/>
    </style:style>
    <style:style style:name="P7" style:family="paragraph" style:parent-style-name="Standard">
      <style:paragraph-properties fo:margin-top="0.494cm" fo:margin-bottom="0.494cm" fo:text-align="center" style:justify-single-word="false"/>
      <style:text-properties style:font-name="Times New Roman" fo:font-weight="normal" style:font-name-asian="Times New Roman" style:language-asian="en" style:country-asian="GB" style:font-weight-asian="normal" style:font-size-complex="12pt" style:font-weight-complex="normal"/>
    </style:style>
    <style:style style:name="P8" style:family="paragraph" style:parent-style-name="Standard">
      <style:paragraph-properties fo:margin-top="0.494cm" fo:margin-bottom="0.494cm" fo:text-align="center" style:justify-single-word="false"/>
      <style:text-properties style:font-name="Times New Roman" fo:font-size="20pt" fo:font-weight="normal" style:font-size-asian="20pt" style:font-weight-asian="normal" style:font-size-complex="20pt" style:font-weight-complex="normal"/>
    </style:style>
    <style:style style:name="P9" style:family="paragraph" style:parent-style-name="Text_20_body">
      <style:text-properties style:font-name="Times New Roman"/>
    </style:style>
    <style:style style:name="P10" style:family="paragraph" style:parent-style-name="Text_20_body">
      <style:text-properties style:font-name="Times New Roman" fo:font-weight="normal" style:font-name-asian="Times New Roman" style:language-asian="en" style:country-asian="GB" style:font-weight-asian="normal" style:font-size-complex="12pt" style:font-weight-complex="normal"/>
    </style:style>
    <style:style style:name="P11" style:family="paragraph" style:parent-style-name="Text_20_body">
      <style:paragraph-properties fo:text-align="start" style:justify-single-word="false"/>
      <style:text-properties style:font-name="Times New Roman" fo:font-weight="normal" style:font-name-asian="Times New Roman" style:language-asian="en" style:country-asian="GB" style:font-weight-asian="normal" style:font-size-complex="12pt" style:font-weight-complex="normal"/>
    </style:style>
    <style:style style:name="P12" style:family="paragraph" style:parent-style-name="Text_20_body">
      <style:paragraph-properties fo:text-align="justify" style:justify-single-word="false"/>
      <style:text-properties style:font-name="Times New Roman" fo:font-weight="normal" style:font-name-asian="Times New Roman" style:language-asian="en" style:country-asian="GB" style:font-weight-asian="normal" style:font-size-complex="12pt" style:font-weight-complex="normal"/>
    </style:style>
    <style:style style:name="P13" style:family="paragraph" style:parent-style-name="Text_20_body">
      <style:text-properties style:font-name="Times New Roman" fo:font-style="normal" fo:font-weight="normal" style:font-name-asian="Times New Roman" style:language-asian="en" style:country-asian="GB" style:font-style-asian="normal" style:font-weight-asian="normal" style:font-size-complex="12pt" style:font-style-complex="normal" style:font-weight-complex="normal"/>
    </style:style>
    <style:style style:name="P14" style:family="paragraph" style:parent-style-name="Text_20_body">
      <style:paragraph-properties fo:text-align="start" style:justify-single-word="false"/>
      <style:text-properties style:font-name="Times New Roman" fo:font-style="normal" fo:font-weight="normal" style:font-name-asian="Times New Roman" style:language-asian="en" style:country-asian="GB" style:font-style-asian="normal" style:font-weight-asian="normal" style:font-size-complex="12pt" style:font-style-complex="normal" style:font-weight-complex="normal"/>
    </style:style>
    <style:style style:name="P15" style:family="paragraph" style:parent-style-name="Text_20_body">
      <style:text-properties style:font-name="Times New Roman2"/>
    </style:style>
    <style:style style:name="P16" style:family="paragraph" style:parent-style-name="Text_20_body">
      <style:paragraph-properties fo:text-align="start" style:justify-single-word="false"/>
      <style:text-properties style:font-name="Times New Roman2" fo:font-weight="normal" style:font-name-asian="Times New Roman" style:language-asian="en" style:country-asian="GB" style:font-weight-asian="normal" style:font-size-complex="12pt" style:font-weight-complex="normal"/>
    </style:style>
    <style:style style:name="P17" style:family="paragraph" style:parent-style-name="Text_20_body">
      <style:paragraph-properties fo:text-align="start" style:justify-single-word="false"/>
    </style:style>
    <style:style style:name="P18" style:family="paragraph" style:parent-style-name="Text_20_body">
      <style:text-properties fo:font-style="normal" style:font-style-asian="normal" style:font-style-complex="normal"/>
    </style:style>
    <style:style style:name="P19" style:family="paragraph" style:parent-style-name="Text_20_body">
      <style:paragraph-properties fo:text-align="start" style:justify-single-word="false"/>
      <style:text-properties fo:font-style="normal" style:font-style-asian="normal" style:font-style-complex="normal"/>
    </style:style>
    <style:style style:name="P20" style:family="paragraph" style:parent-style-name="Text_20_body">
      <style:text-properties fo:font-weight="bold" style:font-weight-asian="bold" style:font-weight-complex="bold"/>
    </style:style>
    <style:style style:name="P21" style:family="paragraph" style:parent-style-name="Text_20_body">
      <style:paragraph-properties fo:text-align="justify" style:justify-single-word="false"/>
    </style:style>
    <style:style style:name="P22" style:family="paragraph" style:parent-style-name="code-imformatique">
      <style:text-properties style:font-name="Courier 10 Pitch" fo:font-weight="normal" style:font-name-asian="Times New Roman" style:language-asian="en" style:country-asian="GB" style:font-weight-asian="normal" style:font-size-complex="12pt" style:font-weight-complex="normal"/>
    </style:style>
    <style:style style:name="P23" style:family="paragraph" style:parent-style-name="code-imformatique">
      <style:text-properties style:font-name="Times New Roman" fo:font-weight="normal" style:font-name-asian="Times New Roman" style:language-asian="en" style:country-asian="GB" style:font-weight-asian="normal" style:font-size-complex="12pt" style:font-weight-complex="normal"/>
    </style:style>
    <style:style style:name="P24" style:family="paragraph" style:parent-style-name="Standard">
      <style:paragraph-properties fo:margin-left="0.053cm" fo:margin-right="0cm" fo:text-indent="0.741cm" style:auto-text-indent="false"/>
      <style:text-properties style:font-name="Times New Roman" fo:font-style="normal" fo:font-weight="normal" style:font-name-asian="Times New Roman" style:language-asian="en" style:country-asian="GB" style:font-style-asian="normal" style:font-weight-asian="normal" style:font-size-complex="12pt" style:font-style-complex="normal" style:font-weight-complex="normal"/>
    </style:style>
    <style:style style:name="P25" style:family="paragraph" style:parent-style-name="Standard">
      <style:paragraph-properties fo:text-align="center" style:justify-single-word="false"/>
      <style:text-properties fo:font-weight="bold" style:font-weight-asian="bold" style:font-weight-complex="bold"/>
    </style:style>
    <style:style style:name="P26" style:family="paragraph" style:parent-style-name="Text_20_body" style:list-style-name="L1"/>
    <style:style style:name="P27" style:family="paragraph" style:parent-style-name="Text_20_body" style:list-style-name="L3">
      <style:paragraph-properties fo:text-align="start" style:justify-single-word="false"/>
      <style:text-properties style:font-name="Times New Roman" fo:font-weight="normal" style:font-name-asian="Times New Roman" style:language-asian="en" style:country-asian="GB" style:font-weight-asian="normal" style:font-size-complex="12pt" style:font-weight-complex="normal"/>
    </style:style>
    <style:style style:name="P28" style:family="paragraph" style:parent-style-name="Text_20_body" style:list-style-name="L4">
      <style:paragraph-properties fo:text-align="start" style:justify-single-word="false"/>
      <style:text-properties style:font-name="Times New Roman" fo:font-weight="normal" style:font-name-asian="Times New Roman" style:language-asian="en" style:country-asian="GB" style:font-weight-asian="normal" style:font-size-complex="12pt" style:font-weight-complex="normal"/>
    </style:style>
    <style:style style:name="P29" style:family="paragraph" style:parent-style-name="Text_20_body" style:list-style-name="L5">
      <style:text-properties style:font-name="Times New Roman" fo:font-weight="normal" style:font-name-asian="Times New Roman" style:language-asian="en" style:country-asian="GB" style:font-weight-asian="normal" style:font-size-complex="12pt" style:font-weight-complex="normal"/>
    </style:style>
    <style:style style:name="P30" style:family="paragraph" style:parent-style-name="Text_20_body" style:list-style-name="L3">
      <style:paragraph-properties fo:text-align="start" style:justify-single-word="false"/>
    </style:style>
    <style:style style:name="P31" style:family="paragraph" style:parent-style-name="Text_20_body" style:list-style-name="L5"/>
    <style:style style:name="P32" style:family="paragraph" style:parent-style-name="Text_20_body" style:list-style-name="L2">
      <style:paragraph-properties fo:margin-left="2.501cm" fo:margin-right="0cm" fo:text-indent="-0.635cm" style:auto-text-indent="false"/>
      <style:text-properties style:font-name="Times New Roman" fo:font-weight="normal" style:font-name-asian="Times New Roman" style:language-asian="en" style:country-asian="GB" style:font-weight-asian="normal" style:font-size-complex="12pt" style:font-weight-complex="normal"/>
    </style:style>
    <style:style style:name="P33" style:family="paragraph" style:parent-style-name="Heading_20_1">
      <style:paragraph-properties fo:text-align="start" style:justify-single-word="false"/>
      <style:text-properties style:font-name="Times New Roman" fo:font-weight="normal" style:font-name-asian="Times New Roman" style:language-asian="en" style:country-asian="GB" style:font-weight-asian="normal" style:font-size-complex="12pt" style:font-weight-complex="normal"/>
    </style:style>
    <style:style style:name="P34" style:family="paragraph" style:parent-style-name="Heading_20_1">
      <style:text-properties style:text-position="0% 100%"/>
    </style:style>
    <style:style style:name="P35" style:family="paragraph" style:parent-style-name="Heading_20_1">
      <style:paragraph-properties fo:text-align="start" style:justify-single-word="false" fo:break-before="page"/>
      <style:text-properties style:font-name="Times New Roman" fo:font-weight="normal" style:font-name-asian="Times New Roman" style:language-asian="en" style:country-asian="GB" style:font-weight-asian="normal" style:font-size-complex="12pt" style:font-weight-complex="normal"/>
    </style:style>
    <style:style style:name="P36" style:family="paragraph" style:parent-style-name="Heading_20_2">
      <style:text-properties fo:font-style="normal" style:font-style-asian="normal" style:font-style-complex="normal"/>
    </style:style>
    <style:style style:name="T1" style:family="text">
      <style:text-properties style:font-name="Times New Roman"/>
    </style:style>
    <style:style style:name="T2" style:family="text">
      <style:text-properties style:font-name="Times New Roman" fo:font-style="normal" fo:font-weight="normal" style:font-name-asian="Times New Roman" style:language-asian="en" style:country-asian="GB" style:font-style-asian="normal" style:font-weight-asian="normal" style:font-size-complex="12pt" style:font-style-complex="normal" style:font-weight-complex="normal"/>
    </style:style>
    <style:style style:name="T3" style:family="text">
      <style:text-properties style:font-name="Times New Roman" fo:font-style="italic" fo:font-weight="normal" style:font-name-asian="Times New Roman" style:language-asian="en" style:country-asian="GB" style:font-style-asian="italic" style:font-weight-asian="normal" style:font-size-complex="12pt" style:font-style-complex="italic" style:font-weight-complex="normal"/>
    </style:style>
    <style:style style:name="T4" style:family="text">
      <style:text-properties style:font-name="Times New Roman" fo:font-weight="normal" style:font-name-asian="Times New Roman" style:language-asian="en" style:country-asian="GB" style:font-weight-asian="normal" style:font-size-complex="12pt" style:font-weight-complex="normal"/>
    </style:style>
    <style:style style:name="T5" style:family="text">
      <style:text-properties fo:font-style="italic" style:font-style-asian="italic" style:font-style-complex="italic"/>
    </style:style>
    <style:style style:name="T6" style:family="text">
      <style:text-properties style:font-name-asian="Times New Roman" style:language-asian="en" style:country-asian="GB"/>
    </style:style>
    <style:style style:name="T7" style:family="text">
      <style:text-properties fo:font-weight="bold" style:font-weight-asian="bold" style:font-weight-complex="bold"/>
    </style:style>
    <style:style style:name="T8" style:family="text">
      <style:text-properties style:font-name="Times New Roman2"/>
    </style:style>
    <style:style style:name="T9" style:family="text">
      <style:text-properties style:font-name="Times New Roman2" fo:font-weight="normal" style:font-name-asian="Times New Roman" style:language-asian="en" style:country-asian="GB" style:font-weight-asian="normal" style:font-size-complex="12pt" style:font-weight-complex="normal"/>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text-position="sub 58%"/>
    </style:style>
    <style:style style:name="T14" style:family="text">
      <style:text-properties style:text-position="sub 58%" style:font-name="Times New Roman2"/>
    </style:style>
    <style:style style:name="T15" style:family="text">
      <style:text-properties style:language-asian="en" style:country-asian="GB"/>
    </style:style>
    <style:style style:name="T16" style:family="text">
      <style:text-properties style:text-position="super 58%"/>
    </style:style>
    <style:style style:name="T17" style:family="text">
      <style:text-properties style:text-position="0% 100%"/>
    </style:style>
    <style:style style:name="T18" style:family="text">
      <style:text-properties style:text-position="0% 100%" style:font-name="Times New Roman" style:font-name-asian="LiberationSerif" style:font-name-complex="Times New Roman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8"><text:span text:style-name="T6"> open</text:span>Barter</text:p>
      <text:p text:style-name="P6">“the greatest wealth for the lowest collective effort”</text:p>
      <text:p text:style-name="P5">Release 2.0.0</text:p>
      <text:p text:style-name="P5">User's manual</text:p>
      <text:p text:style-name="P5">revision 1</text:p>
      <text:p text:style-name="P5">Abstract</text:p>
      <text:p text:style-name="P7"><text:span text:style-name="T5">openBarter is a server implementing a barter engine that produces movements from orders submitted. </text:span> </text:p>
      <text:p text:style-name="P5">Author</text:p>
      <text:p text:style-name="P7">Olivier Chaussavoine, Project initiator and leader</text:p>
      <text:p text:style-name="P7">olivier@openbarter.org </text:p>
      <text:p text:style-name="P7"/>
      <text:h text:style-name="P35" text:outline-level="1"><text:bookmark-start text:name="__RefHeading__1571_2131883273"/>Introduction<text:bookmark-end text:name="__RefHeading__1571_2131883273"/></text:h>
      <text:p text:style-name="Text_20_body">What makes openBarter different from regular markets is that: </text:p>
      <text:list xml:id="list1967740292" text:style-name="L1">
        <text:list-item>
          <text:p text:style-name="P26">bilateral exchanges are extended to multilateral exchanges, </text:p>
        </text:list-item>
        <text:list-item>
          <text:p text:style-name="P26">the ratio between quantities offered and required is used instead of prices for competition. </text:p>
        </text:list-item>
      </text:list>
      <text:p text:style-name="Text_20_body">Such a market performs competition without the need of a central monetary reference to express prices. Except these differences, it is as a central limit order book (CLOB). It provides an excellent liquidity even if it is based on the old practice of barter trade thanks to the exponential combinatorics of multilateral matchings. </text:p>
      <text:p text:style-name="Text_20_body">A CLOB is the component of regular markets that performs competition between buy an sell orders based on price. It produces bilateral exchange cycles where goods are exchanged for money. The process is extended to barter orders by <text:s/>producing larger exchange cycles from barter orders submitted by participants. A barter order is an unilateral commitment of a participants to provide a value if an other is obtained, where a value is defined by a quality and a quantity. An exchange cycles is a set of account movements, drawing a circle and wrapped in a single transaction, where two partners or more exchange values. Competition between orders occurs using the following principle: The ratio <text:span text:style-name="T8">ω</text:span><text:span text:style-name="T1"> between quantities offered and required increases as the quantity offered increases. But it decreases when the quantity required increases. In other words, this ratio measures the willingness <text:s/>of the order's author to obtain the wanted value. The same willingness is measured by the price a buyer accepts to pay on a regular market. By using this ratio </text:span><text:span text:style-name="T8">ω</text:span><text:span text:style-name="T1"> openBarter expands the competition to multilateral exchanges. It does not need a central monetary reference to express prices typically required for competition.</text:span></text:p>
      <text:p text:style-name="Text_20_body">When a new barter order is recorded, a competition occurs between potential exchange cycles created between this new barter and those waiting for exchange in the order book to choose the best cycle. If no cycle were found, the new barter is stored in the order book. The product of ratios <text:span text:style-name="T8">ω we note </text:span><text:span text:style-name="T8">Ω</text:span><text:span text:style-name="T8"> on a cycle is a non dimensional number since all qualities can be found both on the numerator and on the denominator. For an exchange cycle where partners are more generous than necessary, the product of these ratios is greater than 1. On the opposite, if they do not give enough for what they want, this product is lower than 1. This product of ω defines for a cycle a measurement of the collective exchange will. openBarter performs competition by maximizing this product. It can be observed that when this competition rule is applied to bilateral cycles, the selected cycle is also the one that would be selected by the best price rule on a regular market: the maximum price for the seller and the minimum price for the buyer</text:span><text:span text:style-name="T8"><text:note text:id="ftn1" text:note-class="footnote"><text:note-citation>1</text:note-citation><text:note-body><text:p text:style-name="Footnote"><text:span text:style-name="T8">If p</text:span><text:span text:style-name="T14">b</text:span><text:span text:style-name="T8"> is the price of buyer and p</text:span><text:span text:style-name="T14">s</text:span><text:span text:style-name="T8"> is that of the seller, we have p</text:span><text:span text:style-name="T14">b</text:span><text:span text:style-name="T8">= ω</text:span><text:span text:style-name="T14">b</text:span><text:span text:style-name="T8"> and p</text:span><text:span text:style-name="T14">s</text:span><text:span text:style-name="T8">= 1/ω</text:span><text:span text:style-name="T14">s</text:span><text:span text:style-name="T8">. Maximizing <text:s/>ω</text:span><text:span text:style-name="T14">b</text:span><text:span text:style-name="T8">* ω</text:span><text:span text:style-name="T14">s</text:span><text:span text:style-name="T8"> is the same as maximizing p</text:span><text:span text:style-name="T14">b</text:span><text:span text:style-name="T8">/p</text:span><text:span text:style-name="T14">s</text:span><text:span text:style-name="T8">, that is maximizing p</text:span><text:span text:style-name="T14">b</text:span><text:span text:style-name="T8"> and at the same time minimizing p</text:span><text:span text:style-name="T14">s</text:span><text:span text:style-name="T8">.</text:span></text:p></text:note-body></text:note></text:span><text:span text:style-name="T8">. In other words, openBarter generalizes the best price rule to multilateral exchanges.</text:span></text:p>
      <text:p text:style-name="P15">When the best potential cycle is found, openBarter finds a compromise on quantities by a fair distribution of the excess (or the deficit) of collective will in order to define quantities actually exchanged.</text:p>
      <text:p text:style-name="P9">The output of the market are exchange cycles, each defined as a set of movements grouped in a single atomic transaction. These cycles are submitted for approval of partners. </text:p>
      <text:p text:style-name="P15"><text:soft-page-break/>Recognizing private property as the dominant driver of the economic regulation, utility<text:note text:id="ftn2" text:note-class="footnote"><text:note-citation>2</text:note-citation><text:note-body><text:p text:style-name="Footnote">The word utility is not used as defined by the mainstream economics, but as usefulness.</text:p></text:note-body></text:note> perceived of a good determines the willingness to obtain it. A market place allocates goods by maximizing these utilities; but only thanks to cooperation between it's participants. On a regular market, this cooperation is limited to groups formed by a buyer and a seller. There is no group with fewer members than two, and all these small groups are subject to harsh competition. By extending exchange cycles to larger groups, the number of cycles required by the <text:span text:style-name="T5">same</text:span> market allocation decreases as well as competition for the benefit of collective cooperation. </text:p>
      <text:h text:style-name="P33" text:outline-level="1">Utopia</text:h>
      <text:p text:style-name="P11">It is a land where inhabitants are used to exchange values of pure chemical substances measured by counting their atoms. </text:p>
      <text:p text:style-name="P11">Alice wants to have 80 atoms of cobalt (Co) for 100 atoms of iron (Fe) she has. We note it:</text:p>
      <text:p text:style-name="P23">[Alice, 80 Co, 100 Fe]</text:p>
      <text:p text:style-name="P17"><text:span text:style-name="T4">The ratio </text:span><text:span text:style-name="T9">ω between offered and required quantities is 100/80, and it's dimension is Fe/Co.</text:span><text:span text:style-name="T4"> </text:span></text:p>
      <text:p text:style-name="P11">Mallory wants iron for nickel (Ni) he has:</text:p>
      <text:p text:style-name="P23">[Mallory, 200 Fe, 40 Ni]</text:p>
      <text:p text:style-name="P11">Luc wants nickel for cobalt he has:</text:p>
      <text:p text:style-name="P23">[Luc, 100 Ni, 50 Co]</text:p>
      <text:p text:style-name="P11">and Bob wants cobalt for iron he has:</text:p>
      <text:p text:style-name="P23">[Bob, 40 Fe, 50 Co]</text:p>
      <text:p text:style-name="P21"><text:span text:style-name="T4">Alice computes</text:span><text:span text:style-name="T9"> </text:span><text:span text:style-name="T4">the product</text:span><text:span text:style-name="T9"> ω of possible exchanges and call Ω the result. It is (100*50)/(40*80)=1.5625 for a possible exchange with Bob and (100*40*50)/(80*200*100)=0.125 for a possible exchange with Mallory and Luc. The one maximizing </text:span><text:span text:style-name="T4"><text:s/></text:span><text:span text:style-name="T9">Ω being with Bob, she decides to make a deal with him. </text:span><text:span text:style-name="T4">They agree on a deal where Alice gives 50 Fe to Bob and Bob gives 50 Co to Alice; the negotiation is pleasant, and both are happy for the good deal. We note this exchange:</text:span></text:p>
      <text:p text:style-name="P23">{(Alice,Bob),(Fe,Co),(50,50)}</text:p>
      <text:p text:style-name="P11">Bob is satisfied with it's new 50 iron and leaves the market.</text:p>
      <text:p text:style-name="P11">But Alice has always 50irons left and wants more cobalt. She has a strong <text:s/>discussion with Mallory and Luc concluding that the deal could be fair if each participant had two times less than expected. The exchange they decided is hence:</text:p>
      <text:p text:style-name="P23">{(Alice,Mallory,Luc),(Fe,Ni,Co),(50,20,20)}</text:p>
      <text:p text:style-name="P4"><text:s text:c="8"/>Alice is not very satisfied of this new exchange because she obtained only 20 cobalt for the remaining 50 iron she had. By expecting twice more than obtained, Mallory and Luc are both really unhappy! However, all participants leave the market with some value they needed, and the feeling that the sharing was fair.</text:p>
      <text:p text:style-name="P16"><text:soft-page-break/></text:p>
      <text:h text:style-name="P33" text:outline-level="1">Vocabulary</text:h>
      <text:p text:style-name="glossaire">value<text:tab/>a fungible value defined by a couple (quality,quantity). 5 once of gold is for example (“onceOfGold”, 5). <text:span text:style-name="T1">A value is measured by it's quantity without any reference to a currency standard. However, values with distinct qualities can only be compared subjectively by participants of the market. </text:span></text:p>
      <text:p text:style-name="glossaire">quality<text:tab/>the unit of the <text:span text:style-name="T5">value</text:span>. It is a string.</text:p>
      <text:p text:style-name="glossaire">quantity<text:tab/>an integer measuring the <text:span text:style-name="T5">value</text:span>. <text:span text:style-name="T1">For a given quality, there is a linear relation between value and quantity. The linearity is observed between boundaries depending on markets such as gallon or barrel for petrol; and the interval is covered by an integer. </text:span>When the measurement requires a decimal value, it is converted to an integer using a multiplicative factor related to the quality used.</text:p>
      <text:p text:style-name="glossaire">owner<text:tab/>also called a <text:span text:style-name="T5">participant</text:span>, he owns some values and looks for exchange on the market. An owner acts on the market through users.</text:p>
      <text:p text:style-name="glossaire">user <text:tab/>an institution acting directly on the market on the behalf of owners. It guarantees the reality of values offered by barters it submits. A user can define itself qualities offered.<text:tab/></text:p>
      <text:p text:style-name="glossaire">primitive<text:tab/>command submitted on the market by a user on behalf of an owner.</text:p>
      <text:p text:style-name="glossaire">stock<text:tab/>value offered on the market using an order. </text:p>
      <text:p text:style-name="glossaire">order <text:tab/>it is an unilateral commitment of a stock owner to provide it in exchange of an other value (the demand). The quality of the value required is different from that of the stock. Several orders may reference the same stock. Orders are stored in a order book while waiting for exchange. The order defining the stock is the a parent-order and that referencing it is a child-order. A new order may produce one or more barter.</text:p>
      <text:p text:style-name="glossaire">movement<text:tab/>an element of an exchange cycle where an owner delivers a value to an other.</text:p>
      <text:p text:style-name="glossaire">exchange cycle<text:tab/>an exchange cycle defined from orders by set of movements drawing a circle where each owner delivers a value and receives an other. Qualities delivered by it's movements are all distinct, but the same owner can be the provider of several movements. An exchange cycle contains at least two movements. Several barters may be produced when a new order is created. </text:p>
      <text:p text:style-name="glossaire">exchange <text:tab/>the description sent to a user of the relation between an order he put on the market and a movement.</text:p>
      <text:p text:style-name="glossaire">message<text:tab/>an element of the output of the market for a recipient user.</text:p>
      <text:p text:style-name="glossaire">matching<text:tab/>occurs between the demand of an order and the stock of an other <text:soft-page-break/>when their qualities are equal. <text:s/>For a given movement, a matching is related to it's delivery and an other matching is related to it's reception. These two matchings are required for an order execution. </text:p>
      <text:p text:style-name="glossaire"/>
      <text:h text:style-name="P33" text:outline-level="1">Market model</text:h>
      <text:p text:style-name="P12">The market is a process where input are <text:span text:style-name="T7">primitives</text:span> submitted by users on behalf of participants, and output are <text:span text:style-name="T7">messages</text:span> sent to users for execution. Users are the guarantee for the information representing values and their ownerships. Orders waiting for matchings are stored in an <text:span text:style-name="T11">order book</text:span>. Creation of new orders may produce <text:span text:style-name="T7">exchange cycles</text:span> described in messages. </text:p>
      <text:p text:style-name="P12">A single primitive (order primitive) can be used to put a stock on the market. They are stored in the order book and output later by the market through messages. Each message produced <text:s/>has a recipient user. It is the responsibility of this user to read it's own messages and acknowledge them.</text:p>
      <text:p text:style-name="P11">Interactions with the model are expressed in SQL language using SELECT to execute functions or read tables and views.</text:p>
      <text:h text:style-name="Heading_20_2" text:outline-level="2"><text:bookmark-start text:name="__RefHeading__1524_1228686422"/>Primitive submission<text:bookmark-end text:name="__RefHeading__1524_1228686422"/></text:h>
      <text:p text:style-name="P11">A primitive is submitted using the following syntax:</text:p>
      <text:p text:style-name="code-imformatique">SELECT * FROM <text:span text:style-name="T5">primitive_name</text:span>(<text:span text:style-name="T5">primitive_parameters</text:span>);</text:p>
      <text:p text:style-name="Text_20_body">A<text:span text:style-name="T10"> record (</text:span><text:span text:style-name="T5">id,code,reason</text:span><text:span text:style-name="T10">) returns immediately after verifications of parameters.</text:span></text:p>
      <text:p text:style-name="Text_20_body"><text:span text:style-name="T10">When the returned error </text:span><text:span text:style-name="T5">code</text:span><text:span text:style-name="T10"> is 0, the primitive is recorded and queued for execution. The </text:span><text:span text:style-name="T5">id</text:span><text:span text:style-name="T10"> is given by the market to reference this single primitive later.</text:span></text:p>
      <text:p text:style-name="Text_20_body"><text:span text:style-name="T10">When the returned </text:span><text:span text:style-name="T5">code</text:span><text:span text:style-name="T10"> is not 0, the submission is rejected and </text:span><text:span text:style-name="T5">reason</text:span><text:span text:style-name="T10"> gives more informations on this refusal.</text:span></text:p>
      <text:h text:style-name="P36" text:outline-level="2">Message acknowledgement</text:h>
      <text:p text:style-name="Text_20_body"><text:span text:style-name="T10">A table stores message waiting for acknowledgement has the fields: </text:span><text:span text:style-name="T5">id,usr,typ,jso,qtt,nat,created</text:span><text:span text:style-name="T10"> where </text:span><text:span text:style-name="T5">id</text:span><text:span text:style-name="T10"> identifies the message, </text:span><text:span text:style-name="T5">usr</text:span><text:span text:style-name="T10"> is the recipient user name, </text:span><text:span text:style-name="T5">typ</text:span><text:span text:style-name="T10"> is the message type, and </text:span><text:span text:style-name="T5">created</text:span><text:span text:style-name="T10"> the date-time this message was created. </text:span></text:p>
      <text:p text:style-name="P18">A user should acknowledge all it's message after reading using the following function:</text:p>
      <text:p text:style-name="code-imformatique">SELECT * FROM ackmsg(id,date);</text:p>
      <text:p text:style-name="Standard"><text:span text:style-name="T10"><text:tab/>It may be</text:span> used like this example for a message 10 of this day :</text:p>
      <text:p text:style-name="code-imformatique">SELECT * FROM ackmsg(10,now()::date);</text:p>
      <text:p text:style-name="Text_20_body"/>
      <text:h text:style-name="Heading_20_2" text:outline-level="2"><text:soft-page-break/>Orders</text:h>
      <text:p text:style-name="Text_20_body">A select on the view <text:span text:style-name="T5">vordero</text:span><text:span text:style-name="T10"> gives the state of internal objects of the order book:</text:span></text:p>
      <text:p text:style-name="code-imformatique">SELECT * FROM vordero;</text:p>
      <text:p text:style-name="P18"><text:tab/></text:p>
      <text:p text:style-name="Text_20_body">The columns are:</text:p>
      <table:table table:name="Tableau5" table:style-name="Tableau5">
        <table:table-column table:style-name="Tableau5.A" table:number-columns-repeated="3"/>
        <table:table-row>
          <table:table-cell table:style-name="Tableau5.A1" office:value-type="string">
            <text:p text:style-name="P20">column</text:p>
          </table:table-cell>
          <table:table-cell table:style-name="Tableau5.A1" office:value-type="string">
            <text:p text:style-name="P20">parent-order</text:p>
          </table:table-cell>
          <table:table-cell table:style-name="Tableau5.C1" office:value-type="string">
            <text:p text:style-name="P20">child-order</text:p>
          </table:table-cell>
        </table:table-row>
        <table:table-row>
          <table:table-cell table:style-name="Tableau5.A2" office:value-type="string">
            <text:p text:style-name="Text_20_body">id</text:p>
          </table:table-cell>
          <table:table-cell table:style-name="Tableau5.B2" table:number-columns-spanned="2" office:value-type="string">
            <text:p text:style-name="Standard">Integer returned by the primitive that created it</text:p>
          </table:table-cell>
          <table:covered-table-cell/>
        </table:table-row>
        <table:table-row>
          <table:table-cell table:style-name="Tableau5.A2" office:value-type="string">
            <text:p text:style-name="Text_20_body">owner</text:p>
          </table:table-cell>
          <table:table-cell table:style-name="Tableau5.B2" table:number-columns-spanned="2" office:value-type="string">
            <text:p text:style-name="Standard">Name of the owner of the order</text:p>
          </table:table-cell>
          <table:covered-table-cell/>
        </table:table-row>
        <table:table-row>
          <table:table-cell table:style-name="Tableau5.A2" office:value-type="string">
            <text:p text:style-name="Text_20_body">type</text:p>
          </table:table-cell>
          <table:table-cell table:style-name="Tableau5.B2" table:number-columns-spanned="2" office:value-type="string">
            <text:p text:style-name="Standard">Order type (<text:span text:style-name="T5">limit</text:span> or <text:span text:style-name="T5">best</text:span>)</text:p>
          </table:table-cell>
          <table:covered-table-cell/>
        </table:table-row>
        <table:table-row>
          <table:table-cell table:style-name="Tableau5.A2" office:value-type="string">
            <text:p text:style-name="Text_20_body">stock</text:p>
          </table:table-cell>
          <table:table-cell table:style-name="Tableau5.A2" office:value-type="string">
            <text:p text:style-name="Standard">the stock offered</text:p>
          </table:table-cell>
          <table:table-cell table:style-name="Tableau5.B2" office:value-type="string">
            <text:p text:style-name="Standard">empty</text:p>
          </table:table-cell>
        </table:table-row>
        <table:table-row>
          <table:table-cell table:style-name="Tableau5.A2" office:value-type="string">
            <text:p text:style-name="Text_20_body">expected_ω</text:p>
          </table:table-cell>
          <table:table-cell table:style-name="Tableau5.B2" table:number-columns-spanned="2" office:value-type="string">
            <text:p text:style-name="Standard">The expected ratio between values provided and received</text:p>
          </table:table-cell>
          <table:covered-table-cell/>
        </table:table-row>
        <table:table-row>
          <table:table-cell table:style-name="Tableau5.A2" office:value-type="string">
            <text:p text:style-name="Text_20_body">oid</text:p>
          </table:table-cell>
          <table:table-cell table:style-name="Tableau5.A2" office:value-type="string">
            <text:p text:style-name="Standard">empty</text:p>
          </table:table-cell>
          <table:table-cell table:style-name="Tableau5.B2" office:value-type="string">
            <text:p text:style-name="Standard">Id referencing the parent-order</text:p>
          </table:table-cell>
        </table:table-row>
      </table:table>
      <text:p text:style-name="Text_20_body">Execution of primitives may produce messages modifying the order book or giving informations on it's state.</text:p>
      <text:h text:style-name="Heading_20_1" text:outline-level="1">Messages</text:h>
      <text:p text:style-name="P10">The output of the market is a flow of messages. A message informs a single user of events related to primitives he submitted. It is produced after execution of a primitive. A message has a type that can be <text:span text:style-name="T5">response</text:span> or <text:span text:style-name="T5">exchange</text:span>. Each primitive successfully submitted by a user produces a message of the type <text:span text:style-name="T5">response </text:span>as soon as it is executed. The production of an exchange cycle is not <text:s/>the immediate consequence of a primitive submission, but the result of matchings of the order book. This production is notified by messages of the type <text:span text:style-name="T5">exchange</text:span><text:span text:style-name="T10">. </text:span></text:p>
      <text:p text:style-name="P10">It has the following attributes:</text:p>
      <text:list xml:id="list17756665861" text:style-name="L2">
        <text:list-item>
          <text:p text:style-name="P32">id<text:tab/><text:tab/>integer identifying the message</text:p>
        </text:list-item>
        <text:list-item>
          <text:p text:style-name="P32">rec<text:tab/><text:tab/>the recipient user of the message</text:p>
        </text:list-item>
        <text:list-item>
          <text:p text:style-name="P32">typ<text:tab/><text:tab/>the message type. Can be <text:span text:style-name="T5">response</text:span> or <text:span text:style-name="T5">exchange</text:span></text:p>
        </text:list-item>
        <text:list-item>
          <text:p text:style-name="P32">jso<text:tab/><text:tab/>the payload of the message</text:p>
        </text:list-item>
        <text:list-item>
          <text:p text:style-name="P32">created<text:tab/> <text:tab/>creation timestamp </text:p>
        </text:list-item>
      </text:list>
      <text:p text:style-name="Text_20_body"><text:span text:style-name="T4">A table </text:span><text:span text:style-name="T3">tmsg</text:span><text:span text:style-name="T4"> stores messages of the day. Those of previous days are stored in a table </text:span><text:span text:style-name="T3">tmsgdaysbefore</text:span><text:span text:style-name="T4">. Messages are archived when acknowledged by the recipient. </text:span><text:span text:style-name="T3">jso</text:span><text:span text:style-name="T4"> field of any message <text:s/></text:span><text:span text:style-name="T2">brings the output of the market. The message sent by the market to the recipient user may bring a value with it. </text:span></text:p>
      <text:h text:style-name="Heading_20_3" text:outline-level="3"><text:soft-page-break/>Response message</text:h>
      <text:p text:style-name="Text_20_body">We described in §<text:bookmark-ref text:reference-format="chapter" text:ref-name="__RefHeading__1524_1228686422">4.1</text:bookmark-ref> that each primitive submitted returns an <text:span text:style-name="T5">id</text:span><text:span text:style-name="T10"> given by the market to reference it later. When successfully submitted it returns a response message after execution.</text:span> </text:p>
      <text:p text:style-name="Text_20_body"><text:span text:style-name="T10">At submission the record (</text:span><text:span text:style-name="T5">id,error</text:span><text:span text:style-name="T10">) is returned <text:s/>immediately after verifications of parameters. If parameters are not correct, the primitive is rejected and the field </text:span><text:span text:style-name="T5">error</text:span><text:span text:style-name="T10"> describes why. When this field </text:span><text:span text:style-name="T5">error</text:span><text:span text:style-name="T10"> is NULL, the primitive is stored and queued for execution</text:span><text:span text:style-name="T10"><text:note text:id="ftn3" text:note-class="footnote"><text:note-citation>3</text:note-citation><text:note-body><text:p text:style-name="Footnote">No order object is created when the submission returns an error.</text:p></text:note-body></text:note></text:span><text:span text:style-name="T10">. </text:span></text:p>
      <text:p text:style-name="P3"><text:s text:c="2"/>At execution, a response message is created. It's field <text:span text:style-name="T5">jso</text:span> contains keywords <text:span text:style-name="T5">id,error,primitive,result,value</text:span>. <text:span text:style-name="T5">id</text:span> references the primitive previously submitted. <text:span text:style-name="T5">primitive</text:span> describes this <text:span text:style-name="T12">primitive</text:span>. <text:span text:style-name="T10">The </text:span><text:span text:style-name="T5">error</text:span><text:span text:style-name="T10"> is NULL when the primitive is executed successfully. The content of </text:span><text:span text:style-name="T5">result </text:span><text:span text:style-name="T10">depends on the primitive executed. </text:span></text:p>
      <text:p text:style-name="P3"><text:span text:style-name="T10"><text:s text:c="4"/><text:tab/>The keyword </text:span><text:span text:style-name="T5">value</text:span><text:span text:style-name="T10"> brings the output of the market. It is sent by the market to the recipient user.</text:span></text:p>
      <text:p text:style-name="P3">For a successful execution, it is for example:</text:p>
      <text:p text:style-name="P22"><text:s/>{"id":4,</text:p>
      <text:p text:style-name="P22">"error":NULL,</text:p>
      <text:p text:style-name="P22">”primitive”:{ “kind”:”rmorder”,”owner”:”Mallory”,”stock_id”:3},</text:p>
      <text:p text:style-name="P22">”result”:NULL,</text:p>
      <text:p text:style-name="P22">“value”:{"qtt":5,"nat":"tonGHG"}</text:p>
      <text:p text:style-name="P22">} </text:p>
      <text:p text:style-name="P18">With an error at execution it is for example:</text:p>
      <text:p text:style-name="P22"><text:s/>{"id":4,</text:p>
      <text:p text:style-name="P22">"error":{"code":-100,"reason":”the stock was already deleted”},</text:p>
      <text:p text:style-name="P22">”primitive”:{ “kind”:”rmorder”,”owner”:”Mallory”,”stock_id”:3},</text:p>
      <text:p text:style-name="P22">”result”:NULL,</text:p>
      <text:p text:style-name="P22">“value”:NULL</text:p>
      <text:p text:style-name="P22">} </text:p>
      <text:p text:style-name="P18">In this example, the value brought by the <text:span text:style-name="T5">value</text:span> keyword is output when the remove primitive is successfully executed.</text:p>
      <text:h text:style-name="Heading_20_3" text:outline-level="3">Exchange message</text:h>
      <text:p text:style-name="Text_20_body">When an exchange cycle is found, a list of exchange messages is produced describing movements of the cycle. </text:p>
      <text:p text:style-name="P10">An exchange message is represented as a json string like this one:</text:p>
      <text:p text:style-name="P22">{<text:tab/>"id":3,</text:p>
      <text:p text:style-name="P22"><text:tab/>"cycle":1,</text:p>
      <text:p text:style-name="P22"><text:tab/>“order”:{“id”:10,“prov”:10,”requ”:20,”type”:”limit”},</text:p>
      <text:p text:style-name="P22"><text:tab/>"stock":{"id":1,"qtt":0,"nat":"tonGHG","own":"Alice","usr":"heol_fr"}, </text:p>
      <text:p text:style-name="P22"><text:tab/>"to":"Mallory",</text:p>
      <text:p text:style-name="P22"><text:tab/>"mvt_ref":</text:p>
      <text:p text:style-name="P22">{"id":2,"qtt":20,"nat":" onceGold","own":"Bob","usr":"heol_fr"},</text:p>
      <text:p text:style-name="P22"><text:tab/>“value”:{"qtt":20,"nat":"tonGHG"}</text:p>
      <text:p text:style-name="P22"><text:soft-page-break/>}</text:p>
      <text:p text:style-name="Text_20_body">The exchange <text:span text:style-name="T5">id</text:span> is an execution result of the <text:span text:style-name="T5">order</text:span> made by <text:span text:style-name="T5">stock.own</text:span>. It belongs to the exchange cycle <text:span text:style-name="T5">cycle</text:span> where <text:span text:style-name="T5">stock.own</text:span><text:span text:style-name="T10"> gives a value </text:span><text:span text:style-name="T5">value</text:span><text:span text:style-name="T10"> to a new owner </text:span><text:span text:style-name="T5">to</text:span><text:span text:style-name="T10"> in exchange of a movement </text:span><text:span text:style-name="T5">mvt_ref</text:span><text:span text:style-name="T10">. </text:span>The quantity of this value is deducted from the <text:span text:style-name="T5">stock</text:span> whose quantity is updated to <text:s/><text:span text:style-name="T5">stock.qtt</text:span>. This quantity <text:span text:style-name="T5">stock.qtt</text:span> is reflecting the change made on the <text:span text:style-name="T5">stock</text:span> by th<text:span text:style-name="T10">is exchange.</text:span></text:p>
      <text:p text:style-name="Text_20_body">For the movement <text:span text:style-name="T5">mvt_ref</text:span> a value <text:span text:style-name="T5">mvt_ref.qtt</text:span><text:span text:style-name="T10"> of </text:span><text:span text:style-name="T5">mvt_ref.nat</text:span> is provided by<text:span text:style-name="T5"> mvt_ref.usr </text:span>to <text:span text:style-name="T5">stock.own</text:span><text:span text:style-name="T10"> in exchange of the value provided </text:span><text:span text:style-name="T5">value</text:span><text:span text:style-name="T10">. User </text:span><text:span text:style-name="T5">mvt_ref.usr</text:span><text:span text:style-name="T10"> acts on behalf of owner </text:span><text:span text:style-name="T5">mvt_ref.own</text:span><text:span text:style-name="T10">. </text:span></text:p>
      <text:p text:style-name="Text_20_body">The <text:span text:style-name="T5">order</text:span> has an expected ω of <text:span text:style-name="T5">order.qtt_prov/order.qtt_requ</text:span> and a type <text:span text:style-name="T5">order.type</text:span>. When <text:span text:style-name="T5">order.type=limit</text:span>, we have <text:s/><text:span text:style-name="T5">order.qtt_prov/order.qtt_requ &gt;= value.qtt/mvt_ref.qtt</text:span><text:span text:style-name="T10">, but when <text:s/></text:span><text:span text:style-name="T5">order.type=best</text:span><text:span text:style-name="T10">, the limit is not observed.</text:span></text:p>
      <text:p text:style-name="Text_20_body"/>
      <text:h text:style-name="Heading_20_1" text:outline-level="1">Primitives</text:h>
      <text:p text:style-name="Text_20_body">For each kind of primitive, we describe their parameters, and their effect on the order book. The result brought by the message created after execution is explained for each of them.</text:p>
      <text:h text:style-name="Heading_20_2" text:outline-level="2">order</text:h>
      <text:p text:style-name="Text_20_body">This primitive inserts a new parent-order in the book with a new stock. The id of this new order is that returned by the successful submission of the primitive. The id of the new stock is the same as that of the order and primitive. The function used for submission is:</text:p>
      <text:p text:style-name="code-imformatique">SELECT * FROM fsubmitorder(type,owner,qua_requ,qtt_requ,qua_prov,qtt_prov)</text:p>
      <text:p text:style-name="Text_20_body">It has the following parameters:</text:p>
      <table:table table:name="Tableau2" table:style-name="Tableau2">
        <table:table-column table:style-name="Tableau2.A"/>
        <table:table-column table:style-name="Tableau2.B"/>
        <table:table-column table:style-name="Tableau2.C"/>
        <table:table-row>
          <table:table-cell table:style-name="Tableau2.A1" office:value-type="string">
            <text:p text:style-name="P25">parameter</text:p>
          </table:table-cell>
          <table:table-cell table:style-name="Tableau2.A1" office:value-type="string">
            <text:p text:style-name="P25">type</text:p>
          </table:table-cell>
          <table:table-cell table:style-name="Tableau2.C1" office:value-type="string">
            <text:p text:style-name="P25">use </text:p>
          </table:table-cell>
        </table:table-row>
        <table:table-row>
          <table:table-cell table:style-name="Tableau2.A2" office:value-type="string">
            <text:p text:style-name="Standard">type</text:p>
          </table:table-cell>
          <table:table-cell table:style-name="Tableau2.A2" office:value-type="string">
            <text:p text:style-name="Standard">eordertype </text:p>
          </table:table-cell>
          <table:table-cell table:style-name="Tableau2.C2" office:value-type="string">
            <text:p text:style-name="Standard">Order type. It can be <text:span text:style-name="T5">best</text:span> or <text:span text:style-name="T5">limit</text:span></text:p>
          </table:table-cell>
        </table:table-row>
        <table:table-row>
          <table:table-cell table:style-name="Tableau2.A2" office:value-type="string">
            <text:p text:style-name="Standard">owner</text:p>
          </table:table-cell>
          <table:table-cell table:style-name="Tableau2.A2" office:value-type="string">
            <text:p text:style-name="Standard">text</text:p>
          </table:table-cell>
          <table:table-cell table:style-name="Tableau2.C2" office:value-type="string">
            <text:p text:style-name="Standard">String defining the owner</text:p>
          </table:table-cell>
        </table:table-row>
        <table:table-row>
          <table:table-cell table:style-name="Tableau2.A2" office:value-type="string">
            <text:p text:style-name="Standard">qua_requ</text:p>
          </table:table-cell>
          <table:table-cell table:style-name="Tableau2.A2" office:value-type="string">
            <text:p text:style-name="Standard">text</text:p>
          </table:table-cell>
          <table:table-cell table:style-name="Tableau2.C2" office:value-type="string">
            <text:p text:style-name="Standard">String defining the quality required</text:p>
          </table:table-cell>
        </table:table-row>
        <table:table-row>
          <table:table-cell table:style-name="Tableau2.A2" office:value-type="string">
            <text:p text:style-name="Standard">qtt_requ</text:p>
          </table:table-cell>
          <table:table-cell table:style-name="Tableau2.A2" office:value-type="string">
            <text:p text:style-name="Standard">int8</text:p>
          </table:table-cell>
          <table:table-cell table:style-name="Tableau2.C2" office:value-type="string">
            <text:p text:style-name="Standard">64 bit integer defining the quantity required</text:p>
          </table:table-cell>
        </table:table-row>
        <table:table-row>
          <table:table-cell table:style-name="Tableau2.A2" office:value-type="string">
            <text:p text:style-name="Standard">qua_prov</text:p>
          </table:table-cell>
          <table:table-cell table:style-name="Tableau2.A2" office:value-type="string">
            <text:p text:style-name="Standard">text</text:p>
          </table:table-cell>
          <table:table-cell table:style-name="Tableau2.C2" office:value-type="string">
            <text:p text:style-name="Standard">String defining the quality of the stock</text:p>
          </table:table-cell>
        </table:table-row>
        <table:table-row>
          <table:table-cell table:style-name="Tableau2.A2" office:value-type="string">
            <text:p text:style-name="Standard">qtt_prov</text:p>
          </table:table-cell>
          <table:table-cell table:style-name="Tableau2.A2" office:value-type="string">
            <text:p text:style-name="Standard">int8</text:p>
          </table:table-cell>
          <table:table-cell table:style-name="Tableau2.C2" office:value-type="string">
            <text:p text:style-name="Standard">64 bit integer defining the quantity of the stock</text:p>
          </table:table-cell>
        </table:table-row>
      </table:table>
      <text:p text:style-name="Text_20_body"/>
      <text:p text:style-name="Text_20_body">The order is inserted in the order book.</text:p>
      <text:p text:style-name="Text_20_body"><text:soft-page-break/>The result of the response message is always NULL.</text:p>
      <text:p text:style-name="Text_20_body">For a successful execution, the value brought by the response message <text:s/>is NULL. On failure, this value brings the stock of that primitive. </text:p>
      <text:h text:style-name="Heading_20_2" text:outline-level="2">quote</text:h>
      <text:p text:style-name="Text_20_body"><text:span text:style-name="T2">A quote primitive gives information on exchanges that would be produced by an order primitive with the same parameters if it was executed at this moment</text:span>:</text:p>
      <text:p text:style-name="code-imformatique">SELECT * FROM fsubmitquote(type,owner,qua_requ,qtt_requ,qua_prov,qtt_prov)</text:p>
      <text:p text:style-name="Text_20_body">It has the same parameters than an order primitive.</text:p>
      <text:p text:style-name="Text_20_body">For a successful execution the result of the response message defines the quantity <text:span text:style-name="T5">qtt_reci</text:span> that would be received by the owner and the quantity <text:span text:style-name="T5">qtt_give</text:span> that would be provided to the owner if the order primitive was executed, for example:</text:p>
      <text:p text:style-name="P22">{"qtt_reci":10,"qtt_give":30}</text:p>
      <text:p text:style-name="Text_20_body">The value brought by the response message is always NULL.</text:p>
      <text:h text:style-name="Heading_20_2" text:outline-level="2">remove</text:h>
      <text:p text:style-name="Text_20_body">An order can be removed with:</text:p>
      <text:p text:style-name="code-imformatique">SELECT * FROM frmorder(owner,stock_id)</text:p>
      <text:p text:style-name="Text_20_body">It has the following parameters:</text:p>
      <table:table table:name="Tableau3" table:style-name="Tableau3">
        <table:table-column table:style-name="Tableau3.A"/>
        <table:table-column table:style-name="Tableau3.B"/>
        <table:table-column table:style-name="Tableau3.C"/>
        <table:table-row>
          <table:table-cell table:style-name="Tableau3.A1" office:value-type="string">
            <text:p text:style-name="P25">parameter</text:p>
          </table:table-cell>
          <table:table-cell table:style-name="Tableau3.A1" office:value-type="string">
            <text:p text:style-name="P25">type</text:p>
          </table:table-cell>
          <table:table-cell table:style-name="Tableau3.C1" office:value-type="string">
            <text:p text:style-name="P25">use </text:p>
          </table:table-cell>
        </table:table-row>
        <table:table-row>
          <table:table-cell table:style-name="Tableau3.A2" office:value-type="string">
            <text:p text:style-name="Standard">owner</text:p>
          </table:table-cell>
          <table:table-cell table:style-name="Tableau3.A2" office:value-type="string">
            <text:p text:style-name="Standard">text</text:p>
          </table:table-cell>
          <table:table-cell table:style-name="Tableau3.C2" office:value-type="string">
            <text:p text:style-name="Standard">String defining the owner</text:p>
          </table:table-cell>
        </table:table-row>
        <table:table-row>
          <table:table-cell table:style-name="Tableau3.A2" office:value-type="string">
            <text:p text:style-name="Standard">stock_id</text:p>
          </table:table-cell>
          <table:table-cell table:style-name="Tableau3.A2" office:value-type="string">
            <text:p text:style-name="Standard">int </text:p>
          </table:table-cell>
          <table:table-cell table:style-name="Tableau3.C2" office:value-type="string">
            <text:p text:style-name="Standard">Id of an existing stock</text:p>
          </table:table-cell>
        </table:table-row>
      </table:table>
      <text:p text:style-name="Text_20_body">It's submission fails if this stock is not found in the book or in primitives pending for execution. It's execution fails if the referenced stock was removed from the book before this execution. </text:p>
      <text:p text:style-name="Text_20_body">The result of the response message is always empty.</text:p>
      <text:p text:style-name="Text_20_body">For a successful execution the value brought by the response message is that remaining in the stock. It is empty otherwise.</text:p>
      <text:h text:style-name="Heading_20_2" text:outline-level="2">child order</text:h>
      <text:p text:style-name="Text_20_body">When an owner already submitted a parent order and requires in exchange of the created stock a different value, he may submit a child order with the following parameters:</text:p>
      <text:p text:style-name="code-imformatique">SELECT * FROM fsubmitchildorder(owner,qua_requ,qtt_requ,stock_id)</text:p>
      <text:p text:style-name="Text_20_body">with the following parameters:</text:p>
      <table:table table:name="Tableau4" table:style-name="Tableau4">
        <table:table-column table:style-name="Tableau4.A"/>
        <table:table-column table:style-name="Tableau4.B"/>
        <table:table-column table:style-name="Tableau4.C"/>
        <text:soft-page-break/>
        <table:table-row>
          <table:table-cell table:style-name="Tableau4.A1" office:value-type="string">
            <text:p text:style-name="P25">parameter</text:p>
          </table:table-cell>
          <table:table-cell table:style-name="Tableau4.A1" office:value-type="string">
            <text:p text:style-name="P25">type</text:p>
          </table:table-cell>
          <table:table-cell table:style-name="Tableau4.C1" office:value-type="string">
            <text:p text:style-name="P25">use </text:p>
          </table:table-cell>
        </table:table-row>
        <table:table-row>
          <table:table-cell table:style-name="Tableau4.A2" office:value-type="string">
            <text:p text:style-name="Standard">owner</text:p>
          </table:table-cell>
          <table:table-cell table:style-name="Tableau4.A2" office:value-type="string">
            <text:p text:style-name="Standard">text</text:p>
          </table:table-cell>
          <table:table-cell table:style-name="Tableau4.C2" office:value-type="string">
            <text:p text:style-name="Standard">String defining the owner</text:p>
          </table:table-cell>
        </table:table-row>
        <table:table-row>
          <table:table-cell table:style-name="Tableau4.A2" office:value-type="string">
            <text:p text:style-name="Standard">qua_requ</text:p>
          </table:table-cell>
          <table:table-cell table:style-name="Tableau4.A2" office:value-type="string">
            <text:p text:style-name="Standard">text</text:p>
          </table:table-cell>
          <table:table-cell table:style-name="Tableau4.C2" office:value-type="string">
            <text:p text:style-name="Standard">String defining the quality required</text:p>
          </table:table-cell>
        </table:table-row>
        <table:table-row>
          <table:table-cell table:style-name="Tableau4.A2" office:value-type="string">
            <text:p text:style-name="Standard">qtt_requ</text:p>
          </table:table-cell>
          <table:table-cell table:style-name="Tableau4.A2" office:value-type="string">
            <text:p text:style-name="Standard">int8</text:p>
          </table:table-cell>
          <table:table-cell table:style-name="Tableau4.C2" office:value-type="string">
            <text:p text:style-name="Standard">64 bit integer defining the quantity required</text:p>
          </table:table-cell>
        </table:table-row>
        <table:table-row>
          <table:table-cell table:style-name="Tableau4.A2" office:value-type="string">
            <text:p text:style-name="Standard">stock_id</text:p>
          </table:table-cell>
          <table:table-cell table:style-name="Tableau4.A2" office:value-type="string">
            <text:p text:style-name="Standard">int </text:p>
          </table:table-cell>
          <table:table-cell table:style-name="Tableau4.C2" office:value-type="string">
            <text:p text:style-name="Standard">id of a stock owned by this owner and belonging to the order book.</text:p>
          </table:table-cell>
        </table:table-row>
      </table:table>
      <text:p text:style-name="Text_20_body">The execution of this primitive fails if the referenced parent order is not found in the order book.</text:p>
      <text:p text:style-name="Text_20_body">The result of the response message is always NULL.</text:p>
      <text:p text:style-name="Text_20_body">The value brought by the response message is always NULL.</text:p>
      <text:p text:style-name="P24"/>
      <text:h text:style-name="P33" text:outline-level="1"><text:bookmark-start text:name="__RefHeading__1573_2131883273"/>Production<text:bookmark-end text:name="__RefHeading__1573_2131883273"/></text:h>
      <text:p text:style-name="P17"><text:span text:style-name="T4">The database </text:span><text:span text:style-name="T3">market_test</text:span><text:span text:style-name="T2"> is </text:span><text:span text:style-name="T4">available for testing, and </text:span><text:span text:style-name="T3">market </text:span><text:span text:style-name="T4">for production. To simplify the presentation, several features are not implemented in the testing environment. We describe below those implemented only on the production database.</text:span></text:p>
      <text:h text:style-name="Heading_20_2" text:outline-level="2">When market is opened and closed</text:h>
      <text:p text:style-name="P11">All definitions of dates and times use GMT time. The market is opened between 0h30 (0:30 AM) and 23h30 (11:30 PM), and closed otherwise. </text:p>
      <text:p text:style-name="P11">At the opening, order submissions are enabled and all object ids start from 1.</text:p>
      <text:p text:style-name="P11">At closing time, order submissions are disabled.</text:p>
      <text:p text:style-name="P11">During the closing phase, any order remaining remaining in the book are removed by the back office using <text:span text:style-name="T10">remove primitives</text:span>. The flow of message generated bring values carried by any remaining orders at the closing time, and can be acknowledged at any time. </text:p>
      <text:p text:style-name="P11">All object ids represent a distinct object for a given day<text:note text:id="ftn4" text:note-class="footnote"><text:note-citation>4</text:note-citation><text:note-body><text:p text:style-name="Footnote">In other words, a couple (date,id) represents a unique object. This also means that a given id represent different objects for different days. </text:p></text:note-body></text:note>. All tables of the market are cleared when the market is opening except a table <text:span text:style-name="T5">tmsgdaysbefore </text:span>containing the history of output of the market <text:s/>of previous days.</text:p>
      <text:p text:style-name="P11">At the next opening messages of the day before <text:s/>waiting for acknowledgement have been moved to the table <text:span text:style-name="T5">tmsgdaysbefore </text:span><text:span text:style-name="T10">p</text:span>reserving their original ids and timestamps. All other tables of the market are truncated.</text:p>
      <text:p text:style-name="Standard">A function can be used to read the current phase of the market:</text:p>
      <text:p text:style-name="code-imformatique"><text:soft-page-break/>SELECT * FROM foc_get_phase();</text:p>
      <text:p text:style-name="Text_20_body">It returns the state of the market, represented by an enum type called <text:span text:style-name="T5">eoc_phase</text:span> with the possible values:</text:p>
      <text:p text:style-name="Text_20_body"><text:span text:style-name="T5">before_opening</text:span>, <text:span text:style-name="T5">opened</text:span> or <text:span text:style-name="T5">closed</text:span></text:p>
      <text:p text:style-name="P18">The transition between <text:span text:style-name="T5">closed</text:span> and <text:span text:style-name="T5">before_opening</text:span> occurring when the day starts.</text:p>
      <text:h text:style-name="Heading_20_2" text:outline-level="2">Naming conventions</text:h>
      <text:p text:style-name="P11">The community of users of this market agree on a unique naming of each owner and quality, and on a unique definition of each of them. To this end, <text:s/>the production server requires naming conventions. <text:s/></text:p>
      <text:p text:style-name="P17"><text:span text:style-name="T4">A distinct name is given to each user of the market. A cryptographic certificate represent is (see §</text:span><text:span text:style-name="T4"><text:bookmark-ref text:reference-format="chapter" text:ref-name="__RefHeading__1341_60577414">8.1</text:bookmark-ref></text:span><text:span text:style-name="T4"> ). We suppose here that this name is </text:span><text:span text:style-name="T3">heol_fr</text:span><text:span text:style-name="T4">. </text:span></text:p>
      <text:h text:style-name="Heading_20_3" text:outline-level="3">Quality</text:h>
      <text:p text:style-name="P11">The name of a quality for a barter you submit can be:</text:p>
      <text:list xml:id="list732834643" text:style-name="L3">
        <text:list-item>
          <text:p text:style-name="P27">an ISO 4217 currency code,</text:p>
        </text:list-item>
        <text:list-item>
          <text:p text:style-name="P27">a virtual currency,</text:p>
        </text:list-item>
        <text:list-item>
          <text:p text:style-name="P30"><text:span text:style-name="T4">a string suffixed by your user's name, for example </text:span><text:span text:style-name="T3">unit@heol_fr</text:span></text:p>
        </text:list-item>
      </text:list>
      <text:p text:style-name="P11">The list of currencies is in the table <text:span text:style-name="T5">tcurrency</text:span>. They can be used to qualify values by users having the status of financial institutions.</text:p>
      <text:h text:style-name="Heading_20_3" text:outline-level="3">Owner</text:h>
      <text:p text:style-name="P11">For an order you submit the name of an owner has the form of an email address <text:span text:style-name="T5">&lt;prefix&gt;@&lt;domain&gt;</text:span> where domain can be:</text:p>
      <text:list xml:id="list764196651" text:style-name="L4">
        <text:list-item>
          <text:p text:style-name="P28">a well known authentication provider,</text:p>
        </text:list-item>
        <text:list-item>
          <text:p text:style-name="P28">your own domain (<text:span text:style-name="T5">&lt;prefix&gt;@heol.fr</text:span> for the user <text:span text:style-name="T5">heol_fr</text:span>) even if this name is not related to an email service you provide.</text:p>
        </text:list-item>
      </text:list>
      <text:p text:style-name="P11">The list of well known authentication providers is in a table <text:span text:style-name="T5">townauth</text:span>.</text:p>
      <text:h text:style-name="Heading_20_3" text:outline-level="3">Decimal separator of quantity</text:h>
      <text:p text:style-name="Text_20_body">Quantity are represented <text:s/>using integers without decimal separator. </text:p>
      <text:list xml:id="list1890131093" text:style-name="L5">
        <text:list-item>
          <text:p text:style-name="P29">For a currency code, the quantity must be expressed without decimal separator. The position of the decimal separator is defined by ISO 4217. 30.00 € is for example defined by (quality,quantity) = (3000,'EUR'),</text:p>
        </text:list-item>
        <text:list-item>
          <text:p text:style-name="P29">For a virtual currency, a linear binary representation<text:note text:id="ftn5" text:note-class="footnote"><text:note-citation>5</text:note-citation><text:note-body><text:p text:style-name="Footnote">A binary representation of a virtual currency is a regular binary integer q having a value V(q). It is linear if using <text:s/>regular binary addition and product of binary integers we have V(q<text:span text:style-name="T13">1</text:span>)+V(q<text:span text:style-name="T13">2</text:span>)=V(q<text:span text:style-name="T13">1</text:span>+q<text:span text:style-name="T13">2</text:span>) and k*V(q)=V(k*q) for any q,q<text:span text:style-name="T13">1</text:span>,q<text:span text:style-name="T13">2</text:span> and k.</text:p></text:note-body></text:note> is used,</text:p>
        </text:list-item>
        <text:list-item>
          <text:p text:style-name="P31"><text:soft-page-break/><text:span text:style-name="T4">For a quality defined by </text:span><text:span text:style-name="T3">heol_fr</text:span><text:span text:style-name="T4">, the position of the decimal separator is published by this </text:span><text:span text:style-name="T4">user with the definition of this quality.</text:span> </text:p>
        </text:list-item>
      </text:list>
      <text:h text:style-name="Heading_20_2" text:outline-level="2"><text:bookmark-start text:name="__RefHeading__1349_1764292471"/>Message acknowledgement<text:bookmark-end text:name="__RefHeading__1349_1764292471"/></text:h>
      <text:p text:style-name="Text_20_body">Messages need to be acknowledged so that any user can know which messages were not taken into account by other users. The following function is used to remove a message:</text:p>
      <text:p text:style-name="code-imformatique">SELECT * FROM ackmsg(id,date);</text:p>
      <text:p text:style-name="Text_20_body">It deletes the message in <text:span text:style-name="T5">tmsg</text:span> or <text:span text:style-name="T5">tmsgdaysbefore</text:span> when this message belongs to the user and returns 1. When the couple (<text:span text:style-name="T5">id,date</text:span>) identifying the message is not found for this user, the function returns 0.</text:p>
      <text:p text:style-name="Text_20_body">It has the following parameters:</text:p>
      <table:table table:name="Tableau1" table:style-name="Tableau1">
        <table:table-column table:style-name="Tableau1.A"/>
        <table:table-column table:style-name="Tableau1.B"/>
        <table:table-column table:style-name="Tableau1.C"/>
        <table:table-row>
          <table:table-cell table:style-name="Tableau1.A1" office:value-type="string">
            <text:p text:style-name="P25">parameter</text:p>
          </table:table-cell>
          <table:table-cell table:style-name="Tableau1.A1" office:value-type="string">
            <text:p text:style-name="P25">type</text:p>
          </table:table-cell>
          <table:table-cell table:style-name="Tableau1.C1" office:value-type="string">
            <text:p text:style-name="P25">use </text:p>
          </table:table-cell>
        </table:table-row>
        <table:table-row>
          <table:table-cell table:style-name="Tableau1.A2" office:value-type="string">
            <text:p text:style-name="Standard">id</text:p>
          </table:table-cell>
          <table:table-cell table:style-name="Tableau1.A2" office:value-type="string">
            <text:p text:style-name="Standard">int </text:p>
          </table:table-cell>
          <table:table-cell table:style-name="Tableau1.C2" office:value-type="string">
            <text:p text:style-name="Standard">Id of an existing message waiting for acknowledgement</text:p>
          </table:table-cell>
        </table:table-row>
        <table:table-row>
          <table:table-cell table:style-name="Tableau1.A2" office:value-type="string">
            <text:p text:style-name="Standard">date</text:p>
          </table:table-cell>
          <table:table-cell table:style-name="Tableau1.A2" office:value-type="string">
            <text:p text:style-name="Standard">date</text:p>
          </table:table-cell>
          <table:table-cell table:style-name="Tableau1.C2" office:value-type="string">
            <text:p text:style-name="Standard">The day the message were created.</text:p>
          </table:table-cell>
        </table:table-row>
      </table:table>
      <text:p text:style-name="Standard">This function can be used like this example for a message 10 of this day:</text:p>
      <text:p text:style-name="code-imformatique">select * from foc_ackmsg(10,now()::date);</text:p>
      <text:p text:style-name="P10"/>
      <text:h text:style-name="P33" text:outline-level="1">Technical interface</text:h>
      <text:p text:style-name="P11">The security model is based on a unique self signed root certificate used to sign both server and user certificates. Market is accessed by participants through the client interface of postgres using a client certificate. By verifying the identity of both sides using a single root certificate, the interface insures <text:s/>that all users of the network have been allowed by a unique authority representing the community of users.</text:p>
      <text:h text:style-name="Heading_20_2" text:outline-level="2"><text:bookmark-start text:name="__RefHeading__1341_60577414"/>Obtain a user certificate<text:bookmark-end text:name="__RefHeading__1341_60577414"/></text:h>
      <text:p text:style-name="P11">A client certificate can be obtained for your domain, we illustrate it by <text:span text:style-name="T5">heol.fr</text:span> in this procedure, described with openssl <text:s/>1.0.1 and psql 9.3.2 as postgres client. </text:p>
      <text:p text:style-name="P11">Generate a private key in the format <text:span text:style-name="T5">.pem</text:span>:</text:p>
      <text:p text:style-name="code-imformatique">openssl genrsa -out heol.fr.pem 2048</text:p>
      <text:p text:style-name="P11">Generate a certificate request:</text:p>
      <text:p text:style-name="code-imformatique">openssl req -new -key heol.fr.pem -out heol.fr.csr</text:p>
      <text:p text:style-name="P11"><text:soft-page-break/>The following informations will be asked. They are all required; you must fill the field (O) organizationName to <text:span text:style-name="T5">openBarter</text:span><text:span text:style-name="T10"> and (CN) commonName to <text:s/></text:span><text:span text:style-name="T5">heol_fr</text:span><text:span text:style-name="T10">. This CN is your user name </text:span><text:span text:style-name="T10">on postgres</text:span><text:span text:style-name="T10"><text:note text:id="ftn6" text:note-class="footnote"><text:note-citation>6</text:note-citation><text:note-body><text:p text:style-name="Footnote">Postgres does not allow a dot character in user names</text:p></text:note-body></text:note></text:span><text:span text:style-name="T10"> and for the market.</text:span></text:p>
      <text:p text:style-name="P14">Change the format of your private key:</text:p>
      <text:p text:style-name="code-imformatique">openssl rsa -in heol.fr.pem -out heol.fr.key</text:p>
      <text:p text:style-name="code-imformatique">chmod og-rxw heol.fr.key</text:p>
      <text:p text:style-name="code-imformatique">rm heol.fr.pem</text:p>
      <text:p text:style-name="P17"><text:span text:style-name="T4">Keep this file </text:span><text:span text:style-name="T2"><text:s/></text:span><text:span text:style-name="T3">heol.fr.key </text:span><text:span text:style-name="T4">secret, and s</text:span><text:span text:style-name="T2">end the file </text:span><text:span text:style-name="T3">heol.fr.csr </text:span><text:span text:style-name="T2">to </text:span><text:span text:style-name="T3">olivier.chaussavoine@gmail.com</text:span></text:p>
      <text:p text:style-name="P14">If you want to participante as a financial institution, send also the proofs of your status along with the amount of your capital resources.</text:p>
      <text:p text:style-name="P17"><text:span text:style-name="T2">You will receive back your certificate (public key) <text:s/></text:span><text:span text:style-name="T3">heol.fr.crt</text:span><text:span text:style-name="T2"> and the public key of the root certificate</text:span><text:span text:style-name="T3"> openbarter.org.crt</text:span></text:p>
      <text:p text:style-name="P14">You can verify your certificate:</text:p>
      <text:p text:style-name="code-imformatique"><text:span text:style-name="T15">openssl verify -CAfile </text:span><text:span text:style-name="T15">openbarter.org.crt</text:span><text:span text:style-name="T15"> heol.fr.crt </text:span></text:p>
      <text:p text:style-name="P13">it should returns OK. You can also verify as well the certificate of any other user using the same root certificate.</text:p>
      <text:h text:style-name="Heading_20_2" text:outline-level="2"><text:bookmark-start text:name="__RefHeading__1386_60577414"/><text:span text:style-name="T15">Verify </text:span><text:span text:style-name="T15">interface</text:span><text:bookmark-end text:name="__RefHeading__1386_60577414"/></text:h>
      <text:p text:style-name="Standard"><text:span text:style-name="T2">The real market is a postgres database called </text:span><text:span text:style-name="T3">market</text:span><text:span text:style-name="T2">, but there is an other called market_test that you can use to experiment use cases described in §</text:span><text:span text:style-name="T2"><text:bookmark-ref text:reference-format="chapter" text:ref-name="__RefHeading__1282_1323227781">Erreur : source de la référence non trouvée</text:bookmark-ref></text:span><text:span text:style-name="T2">. You can connect to the test server using the following command:</text:span></text:p>
      <text:p text:style-name="P22">psql -Uheol_fr "host=srv.openbarter.org port=5432 dbname=market_test sslmode=verify-full sslrootcert=openbarter.org.crt sslcert=heol.fr.crt sslkey=heol.fr.key"</text:p>
      <text:p text:style-name="P19"><text:span text:style-name="T4">Your client authenticates the server, the server authenticates your client, and uses </text:span><text:span text:style-name="T3">heol_fr </text:span><text:span text:style-name="T4">as your name on the market. You then obtain the prompt:</text:span></text:p>
      <text:p text:style-name="P22">psql (9.3.2) </text:p>
      <text:p text:style-name="P22">SSL connection (cipher: DHE-RSA-AES256-SHA, bits: 256) </text:p>
      <text:p text:style-name="P22">Type "help" for help. </text:p>
      <text:p text:style-name="P22"/>
      <text:p text:style-name="P22">market_test=&gt;</text:p>
      <text:p text:style-name="P14">You can experiment the interface with it.</text:p>
      <text:h text:style-name="Heading_20_2" text:outline-level="2">Use the production server</text:h>
      <text:p text:style-name="Text_20_body">Proceed as described in §<text:bookmark-ref text:reference-format="chapter" text:ref-name="__RefHeading__1386_60577414">8.2</text:bookmark-ref> on the real market except that:</text:p>
      <text:p text:style-name="Text_20_body">The <text:span text:style-name="T5">dbname</text:span> of the connection string of psql is <text:span text:style-name="T5">market</text:span> instead of <text:span text:style-name="T5">market_test</text:span>,</text:p>
      <text:p text:style-name="Text_20_body"><text:soft-page-break/>The differences between usage of both are described in §(<text:bookmark-ref text:reference-format="chapter" text:ref-name="__RefHeading__1573_2131883273">7</text:bookmark-ref>).</text:p>
      <text:h text:style-name="P33" text:outline-level="1">Configurations and limits</text:h>
      <text:p text:style-name="P3">Parameters of the model are the following:</text:p>
      <table:table table:name="Tableau13" table:style-name="Tableau13">
        <table:table-column table:style-name="Tableau13.A"/>
        <table:table-column table:style-name="Tableau13.B"/>
        <table:table-column table:style-name="Tableau13.C"/>
        <table:table-row>
          <table:table-cell table:style-name="Tableau13.A1" office:value-type="string">
            <text:p text:style-name="P3">MAXCYLE</text:p>
          </table:table-cell>
          <table:table-cell table:style-name="Tableau13.A1" office:value-type="string">
            <text:p text:style-name="P3">64</text:p>
          </table:table-cell>
          <table:table-cell table:style-name="Tableau13.C1" office:value-type="string">
            <text:p text:style-name="P3">maximum number of partners of a cycle. This value is maximum 64.</text:p>
          </table:table-cell>
        </table:table-row>
        <table:table-row>
          <table:table-cell table:style-name="Tableau13.A2" office:value-type="string">
            <text:p text:style-name="P3">MAXPATHFETCHED</text:p>
          </table:table-cell>
          <table:table-cell table:style-name="Tableau13.A2" office:value-type="string">
            <text:p text:style-name="P3">1024</text:p>
          </table:table-cell>
          <table:table-cell table:style-name="Tableau13.C2" office:value-type="string">
            <text:p text:style-name="P3">maximum number of cycles on witch competition occurs </text:p>
          </table:table-cell>
        </table:table-row>
        <table:table-row>
          <table:table-cell table:style-name="Tableau13.A2" office:value-type="string">
            <text:p text:style-name="P3">MAXMVTPERTRANS</text:p>
          </table:table-cell>
          <table:table-cell table:style-name="Tableau13.A2" office:value-type="string">
            <text:p text:style-name="P3">128</text:p>
          </table:table-cell>
          <table:table-cell table:style-name="Tableau13.C2" office:value-type="string">
            <text:p text:style-name="P3">Maximum number of movements produced by a single transaction. That is also the sum, for all cycles produced in a transaction, of their number of movements.</text:p>
          </table:table-cell>
        </table:table-row>
      </table:table>
      <text:p text:style-name="P3"/>
      <text:p text:style-name="P11">MAXCYCLE and MAXPATHFETCHED determine the breadth and depth of the exploration of combination of matchings between orders. These values can be changed by the backoffice while the model is running. By increasing these values, the fluidity of the market grows, and the computation time to process orders increases.</text:p>
      <text:p text:style-name="P11">The quantity of a value cannot be more than 2<text:span text:style-name="T16">63</text:span> <text:span text:style-name="T8">~ </text:span>9.22 10<text:span text:style-name="T16">18 </text:span><text:span text:style-name="T17">.</text:span></text:p>
      <text:h text:style-name="P34" text:outline-level="1">References</text:h>
      <text:p text:style-name="Text_20_body"><text:span text:style-name="Emphasis"><text:span text:style-name="T18">Olivier Chaussavoine, (2012), Electronic barter market of fungible values, World Economics Association (WEA), Conferences, 2012, Rethinking Financial Markets, n. 3: From November 1 to December 31, 2012.</text:span></text:span></text:p>
      <text:p text:style-name="Text_20_body"><text:span text:style-name="Emphasis"><text:span text:style-name="T5">Vers une plate-forme électronique de troc, Banque d'investissement et de marchés - Gestion d'actifs, </text:span></text:span><text:span text:style-name="T5">Article , 29/08/2013 , Revue Banque n° 763.</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2" svg:font-family="'Times New Roman'"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LiberationSerif" svg:font-family="LiberationSerif"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style:font-face style:name="WenQuanYi Zen Hei" svg:font-family="'WenQuanYi Zen Hei'" style:font-family-generic="system" style:font-pitch="variable"/>
  </office:font-face-decls>
  <office:styles>
    <draw:marker draw:name="Arrow" svg:viewBox="0 0 20 30" svg:d="m10 0-10 30h20z"/>
    <draw:marker draw:name="Extrémités_20_de_20_flèche_20_2" draw:display-name="Extrémités de flèche 2" svg:viewBox="0 0 1131 902" svg:d="m564 0-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99cm" fo:text-align="justify" style:justify-single-word="false" style:page-number="auto"/>
      <style:text-properties fo:language="en" fo:country="GB" style:font-size-asian="10.5pt" style:font-weight-asian="normal"/>
    </style:style>
    <style:style style:name="Heading" style:family="paragraph" style:parent-style-name="Standard" style:next-style-name="Text_20_body" style:class="text" style:master-page-name="">
      <style:paragraph-properties fo:margin-top="0.423cm" fo:margin-bottom="0.212cm" fo:text-align="start" style:justify-single-word="false" style:page-number="auto" fo:keep-with-next="always"/>
      <style:text-properties style:font-name="Times New Roman1"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100%" fo:margin-left="0cm" fo:margin-right="0cm" fo:margin-top="0.101cm" fo:margin-bottom="0.109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style:use-window-font-color="true" fo:font-size="115%"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style:use-window-font-color="true"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style:use-window-font-color="tru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auto-update="true" style:master-page-name="">
      <style:paragraph-properties fo:margin="100%" fo:margin-left="0cm" fo:margin-right="0cm" fo:margin-top="0cm" fo:margin-bottom="0cm" fo:text-align="start" style:justify-single-word="false" fo:text-indent="0cm" style:auto-text-indent="false" style:page-number="auto" fo:background-color="#e6e6ff" fo:padding="0.049cm" fo:border="5.81pt solid #e6e6ff" style:shadow="none">
        <style:background-image/>
      </style:paragraph-properties>
      <style:text-properties style:font-name="Courier 10 Pitch" fo:font-size="10p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100%" fo:margin-left="0cm" fo:margin-right="0cm" fo:margin-top="0cm" fo:margin-bottom="0cm" fo:text-indent="-0.019cm" style:auto-text-indent="false">
        <style:tab-stops/>
      </style:paragraph-properties>
      <style:text-properties style:use-window-font-color="true"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101cm" fo:margin-bottom="0cm"/>
      <style:text-properties style:font-name="DejaVu Sans Mono" fo:font-size="10pt" style:font-name-asian="WenQuanYi Micro Hei" style:font-size-asian="10pt" style:font-name-complex="Lohit Hindi2" style:font-size-complex="10pt"/>
    </style:style>
    <style:style style:name="glossaire" style:family="paragraph" style:parent-style-name="Text_20_body" style:class="text" style:master-page-name="">
      <style:paragraph-properties fo:margin="100%" fo:margin-left="5.001cm" fo:margin-right="0.499cm" fo:margin-top="0.101cm" fo:margin-bottom="0.049cm" fo:text-indent="-5.001cm" style:auto-text-indent="false" style:page-number="auto">
        <style:tab-stops/>
      </style:paragraph-properties>
      <style:text-properties style:font-size-asian="10.5pt"/>
    </style:style>
    <style:style style:name="Sans_20_nom1" style:display-name="Sans nom1" style:family="paragraph" style:parent-style-name="glossaire" style:class="text"/>
    <style:style style:name="Illustration" style:family="paragraph" style:parent-style-name="Caption" style:class="extra"/>
    <style:style style:name="footnote_20_text" style:display-name="footnote text" style:family="paragraph" style:parent-style-name="Standard" style:default-outline-level="">
      <style:paragraph-properties fo:margin-top="0cm" fo:margin-bottom="0cm" style:line-height-at-least="0.176cm"/>
      <style:text-properties fo:font-size="10pt" style:font-size-asian="10pt"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2"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style>
    <style:style style:name="MP2" style:family="paragraph" style:parent-style-name="Footer">
      <style:paragraph-properties fo:padding="0.049cm" fo:border-left="none" fo:border-right="none" fo:border-top="0.06pt solid #000000" fo:border-bottom="none" style:shadow="non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openBarter</text:p>
      </style:header>
      <style:footer>
        <text:p text:style-name="MP2"><text:tab/><text:tab/>page <text:page-number text:select-page="current">12</text:page-number>/<text:page-count>14</text:page-count></text:p>
      </style:footer>
    </style:master-page>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Chaussavoine</meta:initial-creator>
    <meta:creation-date>2011-08-21T17:36:32</meta:creation-date>
    <dc:date>2014-03-02T17:21:06</dc:date>
    <dc:creator>olivier chaussavoine</dc:creator>
    <meta:editing-duration>P8DT22H14M21S</meta:editing-duration>
    <meta:editing-cycles>317</meta:editing-cycles>
    <meta:generator>LibreOffice/3.5$Linux_X86_64 LibreOffice_project/350m1$Build-2</meta:generator>
    <meta:document-statistic meta:table-count="6" meta:image-count="0" meta:object-count="0" meta:page-count="14" meta:paragraph-count="314" meta:word-count="4192" meta:character-count="25806" meta:non-whitespace-character-count="21864"/>
  </office:meta>
</office:document-meta>
</file>